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4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6">
            <text:p>User 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 with a catalog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19/07/2020</text:date>, <text:time>16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7-19T16:39:33</dc:date>
    <dc:creator>Laurent ML</dc:creator>
    <meta:editing-duration>P1DT16H35M35S</meta:editing-duration>
    <meta:editing-cycles>53</meta:editing-cycles>
    <meta:generator>OpenOffice/4.1.7$Unix OpenOffice.org_project/417m1$Build-9800</meta:generator>
    <meta:document-statistic meta:table-count="3" meta:cell-count="152" meta:object-count="0"/>
  </office:meta>
</office:document-meta>
</file>